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2829e9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ae422" officeooo:paragraph-rsid="001ae422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rsid="0023831a" officeooo:paragraph-rsid="0023831a"/>
    </style:style>
    <style:style style:name="P6" style:family="paragraph" style:parent-style-name="Standard">
      <style:text-properties officeooo:paragraph-rsid="0023831a"/>
    </style:style>
    <style:style style:name="P7" style:family="paragraph" style:parent-style-name="Standard">
      <style:text-properties officeooo:paragraph-rsid="002829e9"/>
    </style:style>
    <style:style style:name="P8" style:family="paragraph" style:parent-style-name="Heading_20_1">
      <style:text-properties officeooo:rsid="0023831a" officeooo:paragraph-rsid="0023831a"/>
    </style:style>
    <style:style style:name="P9" style:family="paragraph" style:parent-style-name="Heading_20_1">
      <style:text-properties fo:font-weight="bold" officeooo:rsid="0023831a" officeooo:paragraph-rsid="002829e9" style:font-weight-asian="bold" style:font-weight-complex="bold"/>
    </style:style>
    <style:style style:name="P10" style:family="paragraph" style:parent-style-name="Heading_20_3">
      <style:text-properties officeooo:rsid="0023831a" officeooo:paragraph-rsid="0023831a"/>
    </style:style>
    <style:style style:name="P11" style:family="paragraph" style:parent-style-name="Heading_20_3">
      <style:text-properties officeooo:paragraph-rsid="0023831a"/>
    </style:style>
    <style:style style:name="P12" style:family="paragraph" style:parent-style-name="Text_20_body">
      <style:text-properties officeooo:rsid="0023831a" officeooo:paragraph-rsid="0023831a"/>
    </style:style>
    <style:style style:name="P13" style:family="paragraph" style:parent-style-name="Text_20_body">
      <style:text-properties fo:font-weight="normal" style:font-weight-asian="normal" style:font-weight-complex="normal"/>
    </style:style>
    <style:style style:name="P14" style:family="paragraph" style:parent-style-name="Standard" style:list-style-name="L31">
      <style:text-properties officeooo:paragraph-rsid="0023831a"/>
    </style:style>
    <style:style style:name="P15" style:family="paragraph" style:parent-style-name="Standard" style:list-style-name="L32">
      <style:text-properties officeooo:paragraph-rsid="0023831a"/>
    </style:style>
    <style:style style:name="P16" style:family="paragraph" style:parent-style-name="Standard" style:list-style-name="L34">
      <style:text-properties officeooo:paragraph-rsid="0023831a"/>
    </style:style>
    <style:style style:name="P17" style:family="paragraph" style:parent-style-name="Standard" style:list-style-name="L35">
      <style:text-properties officeooo:paragraph-rsid="0023831a"/>
    </style:style>
    <style:style style:name="P18" style:family="paragraph" style:parent-style-name="Standard">
      <style:text-properties fo:font-weight="bold" officeooo:paragraph-rsid="002829e9" style:font-weight-asian="bold" style:font-weight-complex="bold"/>
    </style:style>
    <style:style style:name="P19" style:family="paragraph" style:parent-style-name="Text_20_body" style:list-style-name="L1"/>
    <style:style style:name="P20" style:family="paragraph" style:parent-style-name="Text_20_body" style:list-style-name="L2"/>
    <style:style style:name="P21" style:family="paragraph" style:parent-style-name="Text_20_body" style:list-style-name="L3"/>
    <style:style style:name="P22" style:family="paragraph" style:parent-style-name="Text_20_body" style:list-style-name="L4"/>
    <style:style style:name="P23" style:family="paragraph" style:parent-style-name="Text_20_body" style:list-style-name="L5"/>
    <style:style style:name="P24" style:family="paragraph" style:parent-style-name="Text_20_body" style:list-style-name="L6"/>
    <style:style style:name="P25" style:family="paragraph" style:parent-style-name="Text_20_body" style:list-style-name="L7"/>
    <style:style style:name="P26" style:family="paragraph" style:parent-style-name="Text_20_body" style:list-style-name="L8"/>
    <style:style style:name="P27" style:family="paragraph" style:parent-style-name="Text_20_body" style:list-style-name="L9"/>
    <style:style style:name="P28" style:family="paragraph" style:parent-style-name="Text_20_body" style:list-style-name="L10"/>
    <style:style style:name="P29" style:family="paragraph" style:parent-style-name="Text_20_body" style:list-style-name="L11"/>
    <style:style style:name="P30" style:family="paragraph" style:parent-style-name="Text_20_body" style:list-style-name="L12"/>
    <style:style style:name="P31" style:family="paragraph" style:parent-style-name="Text_20_body" style:list-style-name="L13"/>
    <style:style style:name="P32" style:family="paragraph" style:parent-style-name="Text_20_body" style:list-style-name="L14"/>
    <style:style style:name="P33" style:family="paragraph" style:parent-style-name="Text_20_body" style:list-style-name="L15"/>
    <style:style style:name="P34" style:family="paragraph" style:parent-style-name="Text_20_body" style:list-style-name="L16"/>
    <style:style style:name="P35" style:family="paragraph" style:parent-style-name="Text_20_body" style:list-style-name="L17"/>
    <style:style style:name="P36" style:family="paragraph" style:parent-style-name="Text_20_body" style:list-style-name="L18"/>
    <style:style style:name="P37" style:family="paragraph" style:parent-style-name="Text_20_body" style:list-style-name="L18">
      <style:text-properties officeooo:paragraph-rsid="0023831a"/>
    </style:style>
    <style:style style:name="P38" style:family="paragraph" style:parent-style-name="Text_20_body" style:list-style-name="L19"/>
    <style:style style:name="P39" style:family="paragraph" style:parent-style-name="Text_20_body" style:list-style-name="L20"/>
    <style:style style:name="P40" style:family="paragraph" style:parent-style-name="Text_20_body" style:list-style-name="L21"/>
    <style:style style:name="P41" style:family="paragraph" style:parent-style-name="Text_20_body" style:list-style-name="L22"/>
    <style:style style:name="P42" style:family="paragraph" style:parent-style-name="Text_20_body" style:list-style-name="L23"/>
    <style:style style:name="P43" style:family="paragraph" style:parent-style-name="Text_20_body" style:list-style-name="L24"/>
    <style:style style:name="P44" style:family="paragraph" style:parent-style-name="Text_20_body" style:list-style-name="L25"/>
    <style:style style:name="P45" style:family="paragraph" style:parent-style-name="Text_20_body" style:list-style-name="L26"/>
    <style:style style:name="P46" style:family="paragraph" style:parent-style-name="Text_20_body" style:list-style-name="L27"/>
    <style:style style:name="P47" style:family="paragraph" style:parent-style-name="Text_20_body" style:list-style-name="L28"/>
    <style:style style:name="P48" style:family="paragraph" style:parent-style-name="Text_20_body" style:list-style-name="L29"/>
    <style:style style:name="P49" style:family="paragraph" style:parent-style-name="Text_20_body" style:list-style-name="L30">
      <style:text-properties fo:font-weight="bold" officeooo:paragraph-rsid="002672e4" style:font-weight-asian="bold" style:font-weight-complex="bold"/>
    </style:style>
    <style:style style:name="P50" style:family="paragraph" style:parent-style-name="Text_20_body" style:list-style-name="L30">
      <style:text-properties fo:font-weight="normal" officeooo:paragraph-rsid="002672e4" style:font-weight-asian="normal" style:font-weight-complex="normal"/>
    </style:style>
    <style:style style:name="P51" style:family="paragraph" style:parent-style-name="Text_20_body" style:list-style-name="L31"/>
    <style:style style:name="P52" style:family="paragraph" style:parent-style-name="Text_20_body" style:list-style-name="L33"/>
    <style:style style:name="P53" style:family="paragraph" style:parent-style-name="Text_20_body" style:list-style-name="L36"/>
    <style:style style:name="P54" style:family="paragraph" style:parent-style-name="Text_20_body" style:list-style-name="L36">
      <style:text-properties officeooo:paragraph-rsid="0023831a"/>
    </style:style>
    <style:style style:name="P55" style:family="paragraph" style:parent-style-name="Text_20_body" style:list-style-name="L37"/>
    <style:style style:name="P56" style:family="paragraph" style:parent-style-name="Text_20_body" style:list-style-name="L38"/>
    <style:style style:name="P57" style:family="paragraph" style:parent-style-name="Text_20_body" style:list-style-name="L39"/>
    <style:style style:name="P58" style:family="paragraph" style:parent-style-name="Text_20_body" style:list-style-name="L40"/>
    <style:style style:name="T1" style:family="text">
      <style:text-properties officeooo:rsid="0023831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f7273" style:font-weight-asian="normal" style:font-weight-complex="normal"/>
    </style:style>
    <style:style style:name="T5" style:family="text">
      <style:text-properties officeooo:rsid="002672e4"/>
    </style:style>
    <style:style style:name="T6" style:family="text">
      <style:text-properties style:font-name="Times New Roman" fo:font-weight="bold" style:font-weight-asian="bold" style:font-weight-complex="bold"/>
    </style:style>
    <style:style style:name="T7" style:family="text">
      <style:text-properties officeooo:rsid="002829e9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text:bullet-char="•">
        <style:list-level-properties text:space-before="1.995cm" text:min-label-width="0.499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 text:start-value="1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 text:start-value="1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 text:start-value="1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 text:start-value="1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 text:start-value="1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 text:start-value="1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number text:level="1" text:style-name="Numbering_20_Symbols" style:num-suffix="." style:num-format="1" text:start-value="1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i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nit 1</text:p>
      <text:p text:style-name="P4"/>
      <text:p text:style-name="Standard"/>
      <text:p text:style-name="P4">**1 Mark Questions with Answers**</text:p>
      <text:p text:style-name="Standard"/>
      <text:p text:style-name="P1">### **Introduction to Python**</text:p>
      <text:p text:style-name="Standard"/>
      <text:p text:style-name="Standard">1. **Q:** Who developed Python?</text:p>
      <text:p text:style-name="Standard"><text:s text:c="3"/>**A:** Guido van Rossum.</text:p>
      <text:p text:style-name="Standard"/>
      <text:p text:style-name="Standard">2. **Q:** In which year was Python released?</text:p>
      <text:p text:style-name="Standard"><text:s text:c="3"/>**A:** 1991.</text:p>
      <text:p text:style-name="Standard"/>
      <text:p text:style-name="Standard">3. **Q:** Is Python compiled or interpreted?</text:p>
      <text:p text:style-name="Standard"><text:s text:c="3"/>**A:** Interpreted.</text:p>
      <text:p text:style-name="Standard"/>
      <text:p text:style-name="Standard">4. **Q:** Write one feature of Python.</text:p>
      <text:p text:style-name="Standard"><text:s text:c="3"/>**A:** Simple and easy-to-learn syntax.</text:p>
      <text:p text:style-name="Standard"/>
      <text:p text:style-name="Standard">5. **Q:** Mention one popular application area of Python.</text:p>
      <text:p text:style-name="Standard"><text:s text:c="3"/>**A:** Web development.</text:p>
      <text:p text:style-name="Standard"/>
      <text:p text:style-name="Standard"/>
      <text:p text:style-name="P1">### **Applications of Python**</text:p>
      <text:p text:style-name="Standard"/>
      <text:p text:style-name="Standard">6. **Q:** Which library is used for Machine Learning in Python?</text:p>
      <text:p text:style-name="Standard"><text:s text:c="3"/>**A:** Scikit-learn / TensorFlow.</text:p>
      <text:p text:style-name="Standard"/>
      <text:p text:style-name="Standard">7. **Q:** Name one Python framework for web development.</text:p>
      <text:p text:style-name="Standard"><text:s text:c="3"/>**A:** Django or Flask.</text:p>
      <text:p text:style-name="Standard"/>
      <text:p text:style-name="Standard">8. **Q:** Which library is used for data analysis?</text:p>
      <text:p text:style-name="Standard"><text:s text:c="3"/>**A:** Pandas.</text:p>
      <text:p text:style-name="Standard"/>
      <text:p text:style-name="Standard">9. **Q:** Name one GUI toolkit in Python.</text:p>
      <text:p text:style-name="Standard"><text:s text:c="3"/>**A:** Tkinter.</text:p>
      <text:p text:style-name="Standard"/>
      <text:p text:style-name="Standard">10. **Q:** Which Python library is used for scientific computing?</text:p>
      <text:p text:style-name="Standard"><text:s text:c="4"/>**A:** NumPy.</text:p>
      <text:p text:style-name="Standard"/>
      <text:p text:style-name="Standard"/>
      <text:p text:style-name="P1">### **Installation &amp; IDEs**</text:p>
      <text:p text:style-name="Standard"/>
      <text:p text:style-name="Standard">11. **Q:** From which website can you download Python?</text:p>
      <text:p text:style-name="Standard"><text:s text:c="4"/>**A:** [www.python.org](http://www.python.org).</text:p>
      <text:p text:style-name="Standard"/>
      <text:p text:style-name="Standard">12. **Q:** What does IDE stand for?</text:p>
      <text:p text:style-name="Standard"><text:s text:c="4"/>**A:** Integrated Development Environment.</text:p>
      <text:p text:style-name="Standard"><text:soft-page-break/></text:p>
      <text:p text:style-name="Standard">13. **Q:** Write any two Python IDEs.</text:p>
      <text:p text:style-name="Standard"><text:s text:c="4"/>**A:** PyCharm, Jupyter Notebook.</text:p>
      <text:p text:style-name="Standard"/>
      <text:p text:style-name="Standard">14. **Q:** Which IDE comes by default with Python?</text:p>
      <text:p text:style-name="Standard"><text:s text:c="4"/>**A:** IDLE.</text:p>
      <text:p text:style-name="Standard"/>
      <text:p text:style-name="Standard">15. **Q:** Command to check Python version?</text:p>
      <text:p text:style-name="Standard"><text:s text:c="4"/>**A:** `python --version`.</text:p>
      <text:p text:style-name="Standard"/>
      <text:p text:style-name="Standard"/>
      <text:p text:style-name="P1">### **Python Syntax, Indentation &amp; Comments**</text:p>
      <text:p text:style-name="Standard"/>
      <text:p text:style-name="Standard">16. **Q:** What is used to define code blocks in Python?</text:p>
      <text:p text:style-name="Standard"><text:s text:c="4"/>**A:** Indentation.</text:p>
      <text:p text:style-name="Standard"/>
      <text:p text:style-name="Standard">17. **Q:** Which symbol is used for single-line comments?</text:p>
      <text:p text:style-name="Standard"><text:s text:c="4"/>**A:** `#`.</text:p>
      <text:p text:style-name="Standard"/>
      <text:p text:style-name="Standard">18. **Q:** How do you write multi-line comments?</text:p>
      <text:p text:style-name="Standard"><text:s text:c="4"/>**A:** Using triple quotes `'''` or `"""`.</text:p>
      <text:p text:style-name="Standard"/>
      <text:p text:style-name="Standard">19. **Q:** Write a simple if statement in Python.</text:p>
      <text:p text:style-name="Standard"><text:s text:c="4"/>**A:**</text:p>
      <text:p text:style-name="Standard"/>
      <text:p text:style-name="Standard">```python</text:p>
      <text:p text:style-name="Standard">if True:</text:p>
      <text:p text:style-name="Standard"><text:s text:c="4"/>print("Hello")</text:p>
      <text:p text:style-name="Standard">```</text:p>
      <text:p text:style-name="Standard"/>
      <text:p text:style-name="Standard">20. **Q:** What error occurs if indentation is missing?</text:p>
      <text:p text:style-name="Standard"><text:s text:c="4"/>**A:** IndentationError.</text:p>
      <text:p text:style-name="Standard"/>
      <text:p text:style-name="P1">### **Variables, Data Types &amp; Type Casting**</text:p>
      <text:p text:style-name="Standard"/>
      <text:p text:style-name="Standard">21. **Q:** How do you create a variable in Python?</text:p>
      <text:p text:style-name="Standard"><text:s text:c="4"/>**A:** By assigning value directly, e.g., `x = 10`.</text:p>
      <text:p text:style-name="Standard"/>
      <text:p text:style-name="Standard">22. **Q:** Can a variable hold values of different types in Python?</text:p>
      <text:p text:style-name="Standard"><text:s text:c="4"/>**A:** Yes.</text:p>
      <text:p text:style-name="Standard"/>
      <text:p text:style-name="Standard">23. **Q:** Data type of `3.14` is?</text:p>
      <text:p text:style-name="Standard"><text:s text:c="4"/>**A:** float.</text:p>
      <text:p text:style-name="Standard"/>
      <text:p text:style-name="Standard">24. **Q:** Data type of `"Hello"` is?</text:p>
      <text:p text:style-name="Standard"><text:s text:c="4"/>**A:** string.</text:p>
      <text:p text:style-name="Standard"/>
      <text:p text:style-name="Standard">25. **Q:** What is the output of `float(5)`?</text:p>
      <text:p text:style-name="Standard"><text:s text:c="4"/>**A:** 5.0.</text:p>
      <text:p text:style-name="Standard"><text:soft-page-break/><text:span text:style-name="T2">### **Operators**</text:span></text:p>
      <text:p text:style-name="Standard"/>
      <text:p text:style-name="Standard">26. **Q:** Which operator is used for exponentiation?</text:p>
      <text:p text:style-name="Standard"><text:s text:c="4"/>**A:** `**`.</text:p>
      <text:p text:style-name="Standard"/>
      <text:p text:style-name="Standard">27. **Q:** Difference between `==` and `is`?</text:p>
      <text:p text:style-name="Standard"><text:s text:c="4"/>**A:** `==` checks values, `is` checks identity.</text:p>
      <text:p text:style-name="Standard"/>
      <text:p text:style-name="Standard">28. **Q:** Write one logical operator.</text:p>
      <text:p text:style-name="Standard"><text:s text:c="4"/>**A:** `and`.</text:p>
      <text:p text:style-name="Standard"/>
      <text:p text:style-name="Standard">29. **Q:** Which operator checks membership?</text:p>
      <text:p text:style-name="Standard"><text:s text:c="4"/>**A:** `in`.</text:p>
      <text:p text:style-name="Standard"/>
      <text:p text:style-name="Standard">30. **Q:** What does `&amp;` do in Python?</text:p>
      <text:p text:style-name="Standard"><text:s text:c="4"/>**A:** Bitwise AND.</text:p>
      <text:p text:style-name="Standard"/>
      <text:p text:style-name="Standard"/>
      <text:p text:style-name="P1">### **Input/Output Functions**</text:p>
      <text:p text:style-name="Standard"/>
      <text:p text:style-name="Standard">31. **Q:** Which function is used to take input from user?</text:p>
      <text:p text:style-name="Standard"><text:s text:c="4"/>**A:** `input()`.</text:p>
      <text:p text:style-name="Standard"/>
      <text:p text:style-name="Standard">32. **Q:** Write a print statement.</text:p>
      <text:p text:style-name="Standard"><text:s text:c="4"/>**A:** `print("Hello World")`.</text:p>
      <text:p text:style-name="Standard"/>
      <text:p text:style-name="Standard">33. **Q:** How to print multiple values in one line?</text:p>
      <text:p text:style-name="Standard"><text:s text:c="4"/>**A:** Using commas, e.g., `print("A", "B")`.</text:p>
      <text:p text:style-name="Standard"/>
      <text:p text:style-name="Standard">34. **Q:** Which function converts input to integer?</text:p>
      <text:p text:style-name="Standard"><text:s text:c="4"/>**A:** `int()`.</text:p>
      <text:p text:style-name="Standard"/>
      <text:p text:style-name="Standard">35. **Q:** What is the default separator in `print()`?</text:p>
      <text:p text:style-name="Standard"><text:s text:c="4"/>**A:** Space.</text:p>
      <text:p text:style-name="Standard"/>
      <text:p text:style-name="Standard"/>
      <text:p text:style-name="P1">### **Control Structures**</text:p>
      <text:p text:style-name="Standard"/>
      <text:p text:style-name="Standard">36. **Q:** Write syntax of `if` statement.</text:p>
      <text:p text:style-name="Standard"><text:s text:c="4"/>**A:**</text:p>
      <text:p text:style-name="Standard"/>
      <text:p text:style-name="Standard">```python</text:p>
      <text:p text:style-name="Standard">if condition:</text:p>
      <text:p text:style-name="Standard"><text:s text:c="4"/>statement</text:p>
      <text:p text:style-name="Standard">```</text:p>
      <text:p text:style-name="Standard"/>
      <text:p text:style-name="Standard">37. **Q:** Which statement is used to check multiple conditions?</text:p>
      <text:p text:style-name="Standard"><text:s text:c="4"/>**A:** if-elif-else.</text:p>
      <text:p text:style-name="Standard"/>
      <text:p text:style-name="Standard"><text:soft-page-break/>38. **Q:** Example of nested if?</text:p>
      <text:p text:style-name="Standard"><text:s text:c="4"/>**A:**</text:p>
      <text:p text:style-name="Standard"/>
      <text:p text:style-name="Standard">```python</text:p>
      <text:p text:style-name="Standard">if x &gt; 0:</text:p>
      <text:p text:style-name="Standard"><text:s text:c="4"/>if x % 2 == 0:</text:p>
      <text:p text:style-name="Standard"><text:s text:c="8"/>print("Positive Even")</text:p>
      <text:p text:style-name="Standard">```</text:p>
      <text:p text:style-name="Standard"/>
      <text:p text:style-name="Standard">39. **Q:** Which statement executes if condition is false?</text:p>
      <text:p text:style-name="Standard"><text:s text:c="4"/>**A:** else.</text:p>
      <text:p text:style-name="Standard"/>
      <text:p text:style-name="Standard">40. **Q:** Why is elif used?</text:p>
      <text:p text:style-name="Standard"><text:s text:c="4"/>**A:** To check multiple conditions when `if` fails.</text:p>
      <text:p text:style-name="Standard"/>
      <text:p text:style-name="Standard"/>
      <text:p text:style-name="P1">### **Looping**</text:p>
      <text:p text:style-name="Standard"/>
      <text:p text:style-name="Standard">41. **Q:** Which loop is used to iterate over a sequence?</text:p>
      <text:p text:style-name="Standard"><text:s text:c="4"/>**A:** for loop.</text:p>
      <text:p text:style-name="Standard"/>
      <text:p text:style-name="Standard">42. **Q:** Print numbers from 1 to 5 using for loop.</text:p>
      <text:p text:style-name="Standard"><text:s text:c="4"/>**A:**</text:p>
      <text:p text:style-name="Standard"/>
      <text:p text:style-name="Standard">```python</text:p>
      <text:p text:style-name="Standard">for i in range(1, 6):</text:p>
      <text:p text:style-name="Standard"><text:s text:c="4"/>print(i)</text:p>
      <text:p text:style-name="Standard">```</text:p>
      <text:p text:style-name="Standard"/>
      <text:p text:style-name="Standard">43. **Q:** Which keyword is used to exit a loop?</text:p>
      <text:p text:style-name="Standard"><text:s text:c="4"/>**A:** break.</text:p>
      <text:p text:style-name="Standard"/>
      <text:p text:style-name="Standard">44. **Q:** Which keyword skips current iteration?</text:p>
      <text:p text:style-name="Standard"><text:s text:c="4"/>**A:** continue.</text:p>
      <text:p text:style-name="Standard"/>
      <text:p text:style-name="Standard">45. **Q:** What does `pass` do?</text:p>
      <text:p text:style-name="Standard"><text:s text:c="4"/>**A:** Does nothing (placeholder).</text:p>
      <text:p text:style-name="Standard"/>
      <text:p text:style-name="Standard">46. **Q:** Can loops be nested in Python?</text:p>
      <text:p text:style-name="Standard"><text:s text:c="4"/>**A:** Yes.</text:p>
      <text:p text:style-name="Standard"/>
      <text:p text:style-name="Standard">47. **Q:** Print even numbers from 2 to 10 using while loop.</text:p>
      <text:p text:style-name="Standard"><text:s text:c="4"/>**A:**</text:p>
      <text:p text:style-name="Standard"/>
      <text:p text:style-name="Standard">i = 2</text:p>
      <text:p text:style-name="Standard">while i &lt;= 10:</text:p>
      <text:p text:style-name="Standard"><text:s text:c="4"/>print(i)</text:p>
      <text:p text:style-name="Standard"><text:s text:c="4"/>i += 2</text:p>
      <text:p text:style-name="Standard"/>
      <text:p text:style-name="Standard"><text:soft-page-break/>48. **Q:** What happens if condition in while loop never becomes false?</text:p>
      <text:p text:style-name="Standard"><text:s text:c="4"/>**A:** Infinite loop.</text:p>
      <text:p text:style-name="Standard"/>
      <text:p text:style-name="Standard">49. **Q:** Which statement is used to terminate loop immediately?</text:p>
      <text:p text:style-name="Standard"><text:s text:c="4"/>**A:** break.</text:p>
      <text:p text:style-name="Standard"/>
      <text:p text:style-name="Standard">50. **Q:** What happens if we use else without if?</text:p>
      <text:p text:style-name="Standard"><text:s text:c="4"/>**A:** SyntaxError.</text:p>
      <text:p text:style-name="Standard"/>
      <text:h text:style-name="Heading_20_1" text:outline-level="1"><text:span text:style-name="Strong_20_Emphasis">2-Mark Questions with Answers</text:span></text:h>
      <text:list xml:id="list60275065" text:style-name="L1">
        <text:list-item>
          <text:p text:style-name="P19"><text:span text:style-name="Strong_20_Emphasis">List any two important features of Python.</text:span></text:p>
          <text:list>
            <text:list-item>
              <text:p text:style-name="P19">Easy to learn and use (simple syntax).</text:p>
            </text:list-item>
            <text:list-item>
              <text:p text:style-name="P19">Interpreted and dynamically typed.</text:p>
            </text:list-item>
          </text:list>
        </text:list-item>
        <text:list-item>
          <text:p text:style-name="P19"><text:span text:style-name="Strong_20_Emphasis">Give two examples of real-world applications of Python.</text:span></text:p>
          <text:list>
            <text:list-item>
              <text:p text:style-name="P19">Web development (Django, Flask).</text:p>
            </text:list-item>
            <text:list-item>
              <text:p text:style-name="P19">Data science and machine learning (NumPy, pandas, scikit-learn).</text:p>
            </text:list-item>
          </text:list>
        </text:list-item>
        <text:list-item>
          <text:p text:style-name="P19"><text:span text:style-name="Strong_20_Emphasis">Differentiate between compiler and interpreter in Python installation.</text:span></text:p>
          <text:list>
            <text:list-item>
              <text:p text:style-name="P19">Compiler translates the whole program at once, while <text:span text:style-name="Strong_20_Emphasis">Python uses an interpreter</text:span> that executes line by line.</text:p>
            </text:list-item>
          </text:list>
        </text:list-item>
        <text:list-item>
          <text:p text:style-name="P19"><text:span text:style-name="Strong_20_Emphasis">What is the role of an IDE in Python programming?</text:span></text:p>
          <text:list>
            <text:list-item>
              <text:p text:style-name="P19">IDE provides an environment to <text:span text:style-name="Strong_20_Emphasis">write, run, debug, and test Python code</text:span> easily (e.g., PyCharm, VS Code).</text:p>
            </text:list-item>
          </text:list>
        </text:list-item>
        <text:list-item>
          <text:p text:style-name="P19"><text:span text:style-name="Strong_20_Emphasis">Write two rules for Python syntax and indentation.</text:span></text:p>
          <text:list>
            <text:list-item>
              <text:p text:style-name="P19">Indentation is mandatory for blocks.</text:p>
            </text:list-item>
            <text:list-item>
              <text:p text:style-name="P19">Statements do not end with semicolons by default.</text:p>
            </text:list-item>
          </text:list>
        </text:list-item>
        <text:list-item>
          <text:p text:style-name="P19"><text:span text:style-name="Strong_20_Emphasis">Why are comments used in Python? Give an example.</text:span></text:p>
          <text:list>
            <text:list-item>
              <text:p text:style-name="P19">Comments make code readable and explain its purpose.</text:p>
            </text:list-item>
            <text:list-item>
              <text:p text:style-name="P19">Example: <text:span text:style-name="Source_20_Text"># This is a single-line comment</text:span></text:p>
            </text:list-item>
          </text:list>
        </text:list-item>
        <text:list-item>
          <text:p text:style-name="P19"><text:span text:style-name="Strong_20_Emphasis">Differentiate between mutable and immutable variables in Python with examples.</text:span></text:p>
          <text:list>
            <text:list-item>
              <text:p text:style-name="P19">Mutable: Can be changed (e.g., <text:span text:style-name="Source_20_Text">list = [1,2,3]</text:span>).</text:p>
            </text:list-item>
            <text:list-item>
              <text:p text:style-name="P19">Immutable: Cannot be changed (e.g., <text:span text:style-name="Source_20_Text">tuple = (1,2,3)</text:span>).</text:p>
            </text:list-item>
          </text:list>
        </text:list-item>
        <text:list-item>
          <text:p text:style-name="P19"><text:span text:style-name="Strong_20_Emphasis">Write examples of two numeric data types in Python.</text:span></text:p>
          <text:list>
            <text:list-item>
              <text:p text:style-name="P19">Integer → <text:span text:style-name="Source_20_Text">x = 10<text:tab/><text:tab/></text:span>Float → <text:span text:style-name="Source_20_Text">y = 3.14</text:span></text:p>
            </text:list-item>
          </text:list>
        </text:list-item>
        <text:list-item>
          <text:p text:style-name="P19"><text:soft-page-break/><text:span text:style-name="Strong_20_Emphasis">What is type casting? Give one example of implicit and explicit type casting.</text:span></text:p>
          <text:list>
            <text:list-item>
              <text:p text:style-name="P19">Converting one data type to another.</text:p>
            </text:list-item>
            <text:list-item>
              <text:p text:style-name="P19">Implicit: <text:span text:style-name="Source_20_Text">x = 5; y = 2.5; z = x + y</text:span> → result is float.</text:p>
            </text:list-item>
            <text:list-item>
              <text:p text:style-name="P19">Explicit: <text:span text:style-name="Source_20_Text">int(3.14)</text:span> → <text:span text:style-name="Source_20_Text">3</text:span></text:p>
            </text:list-item>
          </text:list>
        </text:list-item>
        <text:list-item>
          <text:p text:style-name="P19"><text:span text:style-name="Strong_20_Emphasis">Write the difference between relational and logical operators in Python.</text:span></text:p>
        </text:list-item>
      </text:list>
      <text:list xml:id="list669088405" text:style-name="L2">
        <text:list-item>
          <text:p text:style-name="P20">Relational: Compare values (e.g., <text:span text:style-name="Source_20_Text">&gt;</text:span>, <text:span text:style-name="Source_20_Text">&lt;</text:span>, <text:span text:style-name="Source_20_Text">==</text:span>).</text:p>
        </text:list-item>
        <text:list-item>
          <text:p text:style-name="P20">Logical: Combine conditions (e.g., <text:span text:style-name="Source_20_Text">and</text:span>, <text:span text:style-name="Source_20_Text">or</text:span>, <text:span text:style-name="Source_20_Text">not</text:span>).</text:p>
        </text:list-item>
      </text:list>
      <text:list xml:id="list237366259" text:style-name="L3">
        <text:list-item>
          <text:p text:style-name="P21"><text:span text:style-name="Strong_20_Emphasis">What is the use of the membership operator in Python? Give an example.</text:span></text:p>
        </text:list-item>
      </text:list>
      <text:list xml:id="list552327581" text:style-name="L4">
        <text:list-item>
          <text:p text:style-name="P22">Checks if a value exists in a sequence.</text:p>
        </text:list-item>
        <text:list-item>
          <text:p text:style-name="P22">Example: <text:span text:style-name="Source_20_Text">"a" in "apple"</text:span> → True.</text:p>
        </text:list-item>
      </text:list>
      <text:list xml:id="list669415626" text:style-name="L5">
        <text:list-item>
          <text:p text:style-name="P23"><text:span text:style-name="Strong_20_Emphasis">Write the difference between the identity operator </text:span><text:span text:style-name="Strong_20_Emphasis"><text:span text:style-name="Source_20_Text">is</text:span></text:span><text:span text:style-name="Strong_20_Emphasis"> and equality operator </text:span><text:span text:style-name="Strong_20_Emphasis"><text:span text:style-name="Source_20_Text">==</text:span></text:span><text:span text:style-name="Strong_20_Emphasis">.</text:span></text:p>
        </text:list-item>
      </text:list>
      <text:list xml:id="list3665715470" text:style-name="L6">
        <text:list-item>
          <text:p text:style-name="P24"><text:span text:style-name="Source_20_Text">==</text:span> checks values → <text:span text:style-name="Source_20_Text">10 == 10</text:span> → True.</text:p>
        </text:list-item>
        <text:list-item>
          <text:p text:style-name="P24"><text:span text:style-name="Source_20_Text">is</text:span> checks memory reference → <text:span text:style-name="Source_20_Text">[1,2] is [1,2]</text:span> → False.</text:p>
        </text:list-item>
      </text:list>
      <text:list xml:id="list746369811" text:style-name="L7">
        <text:list-item>
          <text:p text:style-name="P25"><text:span text:style-name="Strong_20_Emphasis">Explain the role of bitwise operators with an example.</text:span></text:p>
        </text:list-item>
      </text:list>
      <text:list xml:id="list3500426894" text:style-name="L8">
        <text:list-item>
          <text:p text:style-name="P26">Perform operations on bits.</text:p>
        </text:list-item>
        <text:list-item>
          <text:p text:style-name="P26">Example: <text:span text:style-name="Source_20_Text">5 &amp; 3 = 1</text:span> (binary AND).</text:p>
        </text:list-item>
      </text:list>
      <text:list xml:id="list3890120467" text:style-name="L9">
        <text:list-item>
          <text:p text:style-name="P27"><text:span text:style-name="Strong_20_Emphasis">What is the difference between input() and print() functions in Python?</text:span></text:p>
        </text:list-item>
      </text:list>
      <text:list xml:id="list3117319890" text:style-name="L10">
        <text:list-item>
          <text:p text:style-name="P28"><text:span text:style-name="Source_20_Text">input()</text:span> → reads user input.</text:p>
        </text:list-item>
        <text:list-item>
          <text:p text:style-name="P28"><text:span text:style-name="Source_20_Text">print()</text:span> → displays output.</text:p>
        </text:list-item>
      </text:list>
      <text:list xml:id="list1973148558" text:style-name="L11">
        <text:list-item>
          <text:p text:style-name="P29"><text:span text:style-name="Strong_20_Emphasis">Write a program snippet using if-else to check if a number is even or odd.</text:span></text:p>
        </text:list-item>
      </text:list>
      <text:p text:style-name="Standard">n = 4</text:p>
      <text:p text:style-name="Standard">if n % 2 == 0:</text:p>
      <text:p text:style-name="Standard"><text:s text:c="4"/>print("Even")</text:p>
      <text:p text:style-name="Standard">else:</text:p>
      <text:p text:style-name="Standard"><text:s text:c="4"/>print("Odd")</text:p>
      <text:p text:style-name="Standard"/>
      <text:list xml:id="list3081553323" text:style-name="L12">
        <text:list-item>
          <text:p text:style-name="P30"><text:span text:style-name="Strong_20_Emphasis">What is the difference between if-elif-else and nested if statements?</text:span></text:p>
        </text:list-item>
      </text:list>
      <text:list xml:id="list3978466244" text:style-name="L13">
        <text:list-item>
          <text:p text:style-name="P31"><text:span text:style-name="Source_20_Text">if-elif-else</text:span>: Multiple conditions in sequence.</text:p>
        </text:list-item>
        <text:list-item>
          <text:p text:style-name="P31">Nested if: One <text:span text:style-name="Source_20_Text">if</text:span> inside another.</text:p>
        </text:list-item>
      </text:list>
      <text:list xml:id="list1823562606" text:style-name="L14">
        <text:list-item>
          <text:p text:style-name="P32"><text:span text:style-name="Strong_20_Emphasis">Write a short program using a for loop to print the first 5 natural numbers.</text:span></text:p>
        </text:list-item>
      </text:list>
      <text:p text:style-name="Standard">for i in range(1, 6):</text:p>
      <text:p text:style-name="Standard"><text:s text:c="4"/>print(i)</text:p>
      <text:p text:style-name="Standard"><text:soft-page-break/></text:p>
      <text:p text:style-name="P1"><text:span text:style-name="T1">18. </text:span>Write a while loop program to print numbers from 1 to 5.</text:p>
      <text:p text:style-name="Standard"/>
      <text:p text:style-name="Standard">i = 1</text:p>
      <text:p text:style-name="Standard">while i &lt;= 5:</text:p>
      <text:p text:style-name="Standard"><text:s text:c="4"/>print(i)</text:p>
      <text:p text:style-name="Standard"><text:s text:c="4"/>i += 1</text:p>
      <text:p text:style-name="Standard"/>
      <text:p text:style-name="P6"><text:span text:style-name="T1">19. </text:span><text:span text:style-name="Strong_20_Emphasis">What is the use of the break statement in Python? Give an example.</text:span></text:p>
      <text:list xml:id="list1246491671" text:style-name="L15">
        <text:list-item>
          <text:p text:style-name="P33">Used to exit a loop immediately.</text:p>
        </text:list-item>
      </text:list>
      <text:p text:style-name="P5">for i in range(10):</text:p>
      <text:p text:style-name="P5"><text:s text:c="4"/>if i == 5:</text:p>
      <text:p text:style-name="P5"><text:s text:c="8"/>break</text:p>
      <text:p text:style-name="P5"><text:s text:c="4"/>print(i)</text:p>
      <text:p text:style-name="P5"/>
      <text:p text:style-name="P12"><text:span text:style-name="Strong_20_Emphasis">20. Differentiate between continue and pass statements with examples.</text:span></text:p>
      <text:list xml:id="list469156477" text:style-name="L16">
        <text:list-item>
          <text:p text:style-name="P34"><text:span text:style-name="Source_20_Text"><text:span text:style-name="T2">continue</text:span></text:span><text:span text:style-name="T2">: Skips current iteration.</text:span></text:p>
        </text:list-item>
      </text:list>
      <text:p text:style-name="Text_20_body">for i in range(5):</text:p>
      <text:p text:style-name="Text_20_body"><text:s text:c="4"/>if i == 2:</text:p>
      <text:p text:style-name="Text_20_body"><text:s text:c="8"/>continue</text:p>
      <text:p text:style-name="Text_20_body"><text:s text:c="4"/>print(i)</text:p>
      <text:list xml:id="list2739116582" text:style-name="L17">
        <text:list-item>
          <text:p text:style-name="P35"><text:span text:style-name="Source_20_Text"><text:span text:style-name="T2">pass</text:span></text:span><text:span text:style-name="T2">: Does nothing (placeholder).</text:span></text:p>
        </text:list-item>
      </text:list>
      <text:p text:style-name="Text_20_body">for i in range(5):</text:p>
      <text:p text:style-name="Text_20_body"><text:s text:c="4"/>if i == 2:</text:p>
      <text:p text:style-name="Text_20_body"><text:s text:c="8"/>pass</text:p>
      <text:p text:style-name="Text_20_body"><text:s text:c="4"/>print(i)</text:p>
      <text:h text:style-name="P8" text:outline-level="1"><text:span text:style-name="Strong_20_Emphasis">5-Mark Questions with Answers</text:span></text:h>
      <text:h text:style-name="Heading_20_3" text:outline-level="3">1. Explain the main features of Python with examples.</text:h>
      <text:p text:style-name="Text_20_body"><text:span text:style-name="Strong_20_Emphasis">Answer:</text:span></text:p>
      <text:list xml:id="list386411453" text:style-name="L18">
        <text:list-item>
          <text:p text:style-name="P36"><text:span text:style-name="Strong_20_Emphasis">Simple &amp; Easy</text:span> → Python has readable syntax.</text:p>
        </text:list-item>
        <text:list-item>
          <text:p text:style-name="P37"><text:span text:style-name="Strong_20_Emphasis"><text:span text:style-name="T1">Interpreted</text:span></text:span><text:span text:style-name="T1"> → Executes line by line.</text:span></text:p>
        </text:list-item>
      </text:list>
      <text:list xml:id="list4071701924" text:style-name="L19">
        <text:list-item>
          <text:p text:style-name="P38"><text:span text:style-name="Strong_20_Emphasis">Portable</text:span> → Same code runs on Windows/Linux/Mac.</text:p>
        </text:list-item>
      </text:list>
      <text:list xml:id="list2284913033" text:style-name="L20">
        <text:list-item>
          <text:p text:style-name="P39"><text:span text:style-name="Strong_20_Emphasis">Dynamically Typed</text:span> → No need to declare data type.</text:p>
        </text:list-item>
      </text:list>
      <text:list xml:id="list1096147323" text:style-name="L21">
        <text:list-item>
          <text:p text:style-name="P40"><text:span text:style-name="Strong_20_Emphasis">Extensive Libraries</text:span> → Supports NumPy, Pandas, etc.</text:p>
        </text:list-item>
      </text:list>
      <text:h text:style-name="P10" text:outline-level="3"><text:soft-page-break/>2. Write a short note on Python applications in real life.</text:h>
      <text:p text:style-name="Text_20_body"><text:span text:style-name="Strong_20_Emphasis">Answer:</text:span><text:line-break/>Python is widely used in:</text:p>
      <text:list xml:id="list2563595865" text:style-name="L22">
        <text:list-item>
          <text:p text:style-name="P41"><text:span text:style-name="Strong_20_Emphasis">Web Development</text:span> – Django, Flask.</text:p>
        </text:list-item>
        <text:list-item>
          <text:p text:style-name="P41"><text:span text:style-name="Strong_20_Emphasis">Data Science &amp; AI</text:span> – TensorFlow, scikit-learn.</text:p>
        </text:list-item>
        <text:list-item>
          <text:p text:style-name="P41"><text:span text:style-name="Strong_20_Emphasis">Game Development</text:span> – Pygame.</text:p>
        </text:list-item>
        <text:list-item>
          <text:p text:style-name="P41"><text:span text:style-name="Strong_20_Emphasis">Automation/Scripting</text:span> – Writing automation scripts.</text:p>
        </text:list-item>
        <text:list-item>
          <text:p text:style-name="P41"><text:span text:style-name="Strong_20_Emphasis">Networking &amp; Cybersecurity</text:span> – Packet analysis and security testing.</text:p>
        </text:list-item>
      </text:list>
      <text:h text:style-name="P10" text:outline-level="3">3. Compare compiler and interpreter. Why is Python called an interpreted language?</text:h>
      <text:p text:style-name="Text_20_body"><text:span text:style-name="Strong_20_Emphasis">Answer:</text:span></text:p>
      <text:list xml:id="list2194168350" text:style-name="L23">
        <text:list-item>
          <text:p text:style-name="P42"><text:span text:style-name="Strong_20_Emphasis">Compiler</text:span> translates the whole program into machine code before execution.</text:p>
        </text:list-item>
        <text:list-item>
          <text:p text:style-name="P42"><text:span text:style-name="Strong_20_Emphasis">Interpreter</text:span> translates line by line at runtime.</text:p>
        </text:list-item>
        <text:list-item>
          <text:p text:style-name="P42"><text:span text:style-name="Strong_20_Emphasis">Python uses an interpreter</text:span> → It executes one line at a time, making debugging easier but execution slower compared to compiled languages like C++.</text:p>
        </text:list-item>
      </text:list>
      <text:h text:style-name="Heading_20_3" text:outline-level="3">4. Explain Python variables and data types with examples.</text:h>
      <text:p text:style-name="Text_20_body"><text:span text:style-name="Strong_20_Emphasis">Answer:</text:span></text:p>
      <text:list xml:id="list3053078576" text:style-name="L24">
        <text:list-item>
          <text:p text:style-name="P43"><text:span text:style-name="Strong_20_Emphasis">Variable:</text:span> A named storage for values.</text:p>
          <text:p text:style-name="P43">x = 10 <text:s/># integer</text:p>
          <text:p text:style-name="P43">y = "Hello" <text:s/># string</text:p>
        </text:list-item>
        <text:list-item>
          <text:p text:style-name="P43"><text:span text:style-name="Strong_20_Emphasis">Data Types in Python:</text:span></text:p>
        </text:list-item>
      </text:list>
      <text:list xml:id="list3681686855" text:style-name="L25">
        <text:list-item>
          <text:p text:style-name="P44">Numeric (int, float, complex)</text:p>
        </text:list-item>
        <text:list-item>
          <text:p text:style-name="P44">Sequence (list, tuple, string)</text:p>
        </text:list-item>
        <text:list-item>
          <text:p text:style-name="P44">Set &amp; Dictionary</text:p>
        </text:list-item>
        <text:list-item>
          <text:p text:style-name="P44">Boolean</text:p>
        </text:list-item>
      </text:list>
      <text:h text:style-name="Heading_20_3" text:outline-level="3">5. Explain type casting in Python with examples.</text:h>
      <text:p text:style-name="Text_20_body"><text:span text:style-name="Strong_20_Emphasis">Answer:</text:span></text:p>
      <text:list xml:id="list1636740169" text:style-name="L26">
        <text:list-item>
          <text:p text:style-name="P45"><text:span text:style-name="Strong_20_Emphasis">Type Casting</text:span> → Converting one data type into another.</text:p>
        </text:list-item>
        <text:list-item>
          <text:p text:style-name="P45"><text:span text:style-name="Strong_20_Emphasis">Implicit Casting:</text:span> Python automatically converts types.</text:p>
        </text:list-item>
      </text:list>
      <text:p text:style-name="Text_20_body"><text:tab/>x = 5</text:p>
      <text:p text:style-name="Text_20_body"><text:soft-page-break/><text:tab/>y = 2.5</text:p>
      <text:p text:style-name="Text_20_body"><text:tab/>z = x + y <text:s/># result = 7.5 (float)</text:p>
      <text:list xml:id="list3206564428" text:style-name="L27">
        <text:list-item>
          <text:p text:style-name="P46"><text:span text:style-name="Strong_20_Emphasis">Explicit Casting:</text:span> Using built-in functions.</text:p>
        </text:list-item>
      </text:list>
      <text:p text:style-name="Text_20_body"><text:tab/>num = int(3.7) <text:s/># result = 3</text:p>
      <text:p text:style-name="Text_20_body"><text:tab/>text = str(123) <text:s/># result = "123"</text:p>
      <text:h text:style-name="Heading_20_3" text:outline-level="3">6. Explain control structures in Python with examples.</text:h>
      <text:p text:style-name="Text_20_body"><text:span text:style-name="Strong_20_Emphasis">Answer:</text:span></text:p>
      <text:list xml:id="list801732217" text:style-name="L28">
        <text:list-item>
          <text:p text:style-name="P47"><text:span text:style-name="Strong_20_Emphasis">if statement:</text:span></text:p>
        </text:list-item>
      </text:list>
      <text:p text:style-name="Text_20_body">x = 10</text:p>
      <text:p text:style-name="Text_20_body">if x &gt; 5:</text:p>
      <text:p text:style-name="Text_20_body"><text:s text:c="4"/>print("Greater")</text:p>
      <text:list xml:id="list1651049560" text:style-name="L29">
        <text:list-item>
          <text:p text:style-name="P48"><text:span text:style-name="Strong_20_Emphasis">if-else statement:</text:span></text:p>
        </text:list-item>
      </text:list>
      <text:p text:style-name="Text_20_body">x = 3</text:p>
      <text:p text:style-name="Text_20_body">if x % 2 == 0:</text:p>
      <text:p text:style-name="Text_20_body"><text:s text:c="4"/>print("Even")</text:p>
      <text:p text:style-name="Text_20_body">else:</text:p>
      <text:p text:style-name="Text_20_body"><text:s text:c="4"/>print("Odd")</text:p>
      <text:list xml:id="list2658393792" text:style-name="L30">
        <text:list-item>
          <text:p text:style-name="P49">if-elif-else:</text:p>
          <text:p text:style-name="P50">marks = 75</text:p>
        </text:list-item>
      </text:list>
      <text:p text:style-name="P13"><text:tab/>if marks &gt;= 90: print("Grade A")</text:p>
      <text:p text:style-name="P13"><text:tab/>elif marks &gt;= 60: print("Grade B")</text:p>
      <text:p text:style-name="P13"><text:tab/>else: print("Grade C")</text:p>
      <text:h text:style-name="P10" text:outline-level="3"><text:span text:style-name="T5">7. </text:span>Explain the use of loops in Python with examples of for and while loops.</text:h>
      <text:p text:style-name="Text_20_body"><text:span text:style-name="Strong_20_Emphasis">Answer:</text:span></text:p>
      <text:list xml:id="list1909127624" text:style-name="L31">
        <text:list-item>
          <text:p text:style-name="P51"><text:span text:style-name="Strong_20_Emphasis">for loop:</text:span> Iterates over a sequence.</text:p>
          <text:p text:style-name="P51">for i in range(1, 6):</text:p>
          <text:p text:style-name="P51"><text:s text:c="4"/>print(i)</text:p>
        </text:list-item>
        <text:list-item>
          <text:p text:style-name="P14"><text:span text:style-name="Strong_20_Emphasis"><text:span text:style-name="T1">while loop:</text:span></text:span><text:span text:style-name="T1"> Runs until condition is false.</text:span></text:p>
        </text:list-item>
      </text:list>
      <text:p text:style-name="P6"><text:tab/>i = 1</text:p>
      <text:p text:style-name="P6"><text:tab/>while i &lt;= 5:</text:p>
      <text:p text:style-name="P6"><text:soft-page-break/><text:tab/> <text:s text:c="3"/>print(i)</text:p>
      <text:p text:style-name="P6"><text:tab/> <text:s text:c="3"/>i += 1</text:p>
      <text:list xml:id="list3357146612" text:style-name="L32">
        <text:list-item>
          <text:p text:style-name="P15"><text:span text:style-name="Strong_20_Emphasis">Nested loops:</text:span> Loop inside another loop.</text:p>
        </text:list-item>
      </text:list>
      <text:p text:style-name="P6"/>
      <text:h text:style-name="P11" text:outline-level="3">8. Differentiate between break, continue, and pass statements with examples.</text:h>
      <text:p text:style-name="Text_20_body"><text:span text:style-name="Strong_20_Emphasis">Answer:</text:span></text:p>
      <text:list xml:id="list458081119" text:style-name="L33">
        <text:list-item>
          <text:p text:style-name="P52"><text:span text:style-name="Strong_20_Emphasis">break</text:span> → exits loop immediately.</text:p>
        </text:list-item>
      </text:list>
      <text:p text:style-name="P6">for i in range(5):</text:p>
      <text:p text:style-name="P6"><text:s text:c="4"/>if i == 3: break</text:p>
      <text:p text:style-name="P6"><text:s text:c="4"/>print(i)</text:p>
      <text:p text:style-name="P6"/>
      <text:list xml:id="list1160010164" text:style-name="L34">
        <text:list-item>
          <text:p text:style-name="P16"><text:span text:style-name="Strong_20_Emphasis">continue</text:span> → skips current iteration.</text:p>
          <text:p text:style-name="P16"/>
          <text:p text:style-name="P16">for i in range(5):</text:p>
        </text:list-item>
      </text:list>
      <text:p text:style-name="P6"><text:s text:c="2"/><text:tab/> <text:s text:c="4"/>if i == 2: continue</text:p>
      <text:p text:style-name="P6"><text:s text:c="2"/><text:tab/><text:tab/>print(i)</text:p>
      <text:list xml:id="list206376195" text:style-name="L35">
        <text:list-item>
          <text:p text:style-name="P17"><text:span text:style-name="Strong_20_Emphasis">pass</text:span> → does nothing (placeholder).</text:p>
        </text:list-item>
      </text:list>
      <text:p text:style-name="P6"/>
      <text:p text:style-name="P6"><text:tab/>for i in range(5):</text:p>
      <text:p text:style-name="P6"><text:s text:c="2"/><text:tab/> <text:s text:c="3"/>if i == 2: pass</text:p>
      <text:p text:style-name="P6"><text:s text:c="2"/><text:tab/> <text:s text:c="9"/>print(i)</text:p>
      <text:p text:style-name="P6"/>
      <text:h text:style-name="P11" text:outline-level="3">9. Explain Python operators with examples.</text:h>
      <text:p text:style-name="Text_20_body"><text:span text:style-name="Strong_20_Emphasis">Answer:</text:span></text:p>
      <text:list xml:id="list3183355863" text:style-name="L36">
        <text:list-item>
          <text:p text:style-name="P53"><text:span text:style-name="Strong_20_Emphasis">Arithmetic:</text:span> <text:span text:style-name="Source_20_Text">+ - * / % // **</text:span></text:p>
        </text:list-item>
        <text:list-item>
          <text:p text:style-name="P54"><text:span text:style-name="Strong_20_Emphasis">Relational:</text:span> <text:span text:style-name="Source_20_Text">&gt; &lt; &gt;= &lt;= == !=</text:span></text:p>
        </text:list-item>
      </text:list>
      <text:list xml:id="list890493067" text:style-name="L37">
        <text:list-item>
          <text:p text:style-name="P55"><text:span text:style-name="Strong_20_Emphasis">Logical:</text:span> <text:span text:style-name="Source_20_Text">and, or, not</text:span></text:p>
        </text:list-item>
      </text:list>
      <text:list xml:id="list4205511592" text:style-name="L38">
        <text:list-item>
          <text:p text:style-name="P56"><text:span text:style-name="Strong_20_Emphasis">Assignment:</text:span> <text:span text:style-name="Source_20_Text">=, +=, -=</text:span></text:p>
        </text:list-item>
      </text:list>
      <text:list xml:id="list1310540908" text:style-name="L39">
        <text:list-item>
          <text:p text:style-name="P57"><text:span text:style-name="Strong_20_Emphasis">Membership:</text:span> <text:span text:style-name="Source_20_Text">in, not in</text:span></text:p>
        </text:list-item>
        <text:list-item>
          <text:p text:style-name="P57"><text:span text:style-name="Source_20_Text"><text:span text:style-name="Strong_20_Emphasis">Identity:</text:span></text:span><text:span text:style-name="Source_20_Text"> is, is not</text:span></text:p>
        </text:list-item>
      </text:list>
      <text:list xml:id="list2226356858" text:style-name="L40">
        <text:list-item>
          <text:p text:style-name="P58"><text:span text:style-name="Strong_20_Emphasis">Bitwise:</text:span> <text:span text:style-name="Source_20_Text">&amp;, |, ^, ~, &lt;&lt;, &gt;&gt;</text:span></text:p>
        </text:list-item>
      </text:list>
      <text:p text:style-name="Text_20_body"><text:span text:style-name="Source_20_Text"><text:span text:style-name="T6">10. Write a program to print a multiplication table of a given number using loops.</text:span></text:span></text:p>
      <text:p text:style-name="Text_20_body"><text:span text:style-name="Source_20_Text"><text:span text:style-name="T3">num = 5</text:span></text:span></text:p>
      <text:p text:style-name="Text_20_body"><text:span text:style-name="Source_20_Text"><text:span text:style-name="T3">for i in range(1, 11):</text:span></text:span></text:p>
      <text:p text:style-name="Text_20_body"><text:span text:style-name="Source_20_Text"><text:span text:style-name="T3"><text:s text:c="4"/>print(num, "x", i, "=", num * i)</text:span></text:span></text:p>
      <text:h text:style-name="P9" text:outline-level="1"><text:soft-page-break/><text:span text:style-name="Strong_20_Emphasis"><text:span text:style-name="T7">More </text:span></text:span><text:span text:style-name="Strong_20_Emphasis">5-Mark Questions:</text:span></text:h>
      <text:p text:style-name="P2"/>
      <text:p text:style-name="P2">### **Operators**</text:p>
      <text:p text:style-name="P7"/>
      <text:p text:style-name="P7">11. With examples, illustrate the use of assignment and augmented assignment operators.</text:p>
      <text:p text:style-name="P7">12. Explain membership operators (`in`, `not in`) with examples.</text:p>
      <text:p text:style-name="P7">13. Differentiate between identity operators (`is`, `is not`) and relational operators with examples.</text:p>
      <text:p text:style-name="P7">14. Explain logical operators in Python with examples.</text:p>
      <text:p text:style-name="P7"><text:span text:style-name="T7">15</text:span>. Explain Python’s arithmetic operators with examples.</text:p>
      <text:p text:style-name="P7"><text:span text:style-name="T7">16</text:span>. Discuss relational operators in Python with suitable programs.</text:p>
      <text:p text:style-name="P7"/>
      <text:p text:style-name="P2">### **Control Structures (Decision Making)**</text:p>
      <text:p text:style-name="P7"/>
      <text:p text:style-name="P7">17. Write a Python program using “if statement” to check whether a number is positive.</text:p>
      <text:p text:style-name="P7">18. Explain if-else with a program to find the largest of two numbers.</text:p>
      <text:p text:style-name="P7">19. Write a program using if-elif-else to calculate grade of a student based on marks.</text:p>
      <text:p text:style-name="P7">20. Write a program using nested conditions to check whether a year is a leap year or not.</text:p>
      <text:p text:style-name="P7"/>
      <text:p text:style-name="P2">### **Looping**</text:p>
      <text:p text:style-name="P7"/>
      <text:p text:style-name="P7">21. Write a program to print the first 10 natural numbers using a **for loop**.</text:p>
      <text:p text:style-name="P7">22. Write a program to calculate the factorial of a number using a **while loop**.</text:p>
      <text:p text:style-name="P7">23. Write a program to print a multiplication table using **nested loops**.</text:p>
      <text:p text:style-name="P7">24. <text:span text:style-name="T4">What is the purpose of else clause for a loop? Explain how else works with for and while loops, with examples.</text:span></text:p>
      <text:p text:style-name="P7">25. Write a program to print all even and odd numbers between 1 and 20 using loop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19T15:43:34.776464997</meta:creation-date>
    <dc:date>2025-10-16T11:59:57.019255457</dc:date>
    <meta:editing-duration>PT57M26S</meta:editing-duration>
    <meta:editing-cycles>16</meta:editing-cycles>
    <meta:generator>LibreOffice/6.4.7.2$Linux_X86_64 LibreOffice_project/40$Build-2</meta:generator>
    <meta:document-statistic meta:table-count="0" meta:image-count="0" meta:object-count="0" meta:page-count="11" meta:paragraph-count="322" meta:word-count="1949" meta:character-count="11398" meta:non-whitespace-character-count="9481"/>
  </office:meta>
</office:document-meta>
</file>